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73000004E6280DEB28A253C9B4.png" manifest:media-type="image/png"/>
  <manifest:file-entry manifest:full-path="Pictures/10000201000005E4000003379C711B4029446B63.png" manifest:media-type="image/png"/>
  <manifest:file-entry manifest:full-path="Pictures/10000201000005C600000332228F63B9BF3DC9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911cm" svg:height="6.5cm" svg:x="1.089cm" svg:y="4.25cm">
          <draw:image xlink:href="Pictures/10000201000005E4000003379C711B4029446B63.png" xlink:type="simple" xlink:show="embed" xlink:actuate="onLoad" draw:mime-type="image/png">
            <text:p/>
          </draw:image>
        </draw:frame>
        <draw:frame draw:style-name="gr1" draw:text-style-name="P1" draw:layer="layout" svg:width="11.742cm" svg:height="6.469cm" svg:x="1.202cm" svg:y="11.532cm">
          <draw:image xlink:href="Pictures/10000201000005C600000332228F63B9BF3DC9E2.png" xlink:type="simple" xlink:show="embed" xlink:actuate="onLoad" draw:mime-type="image/png">
            <text:p/>
          </draw:image>
        </draw:frame>
        <draw:frame draw:style-name="gr1" draw:text-style-name="P1" draw:layer="layout" svg:width="11.75cm" svg:height="6.468cm" svg:x="1.25cm" svg:y="18.5cm">
          <draw:image xlink:href="Pictures/1000020100000973000004E6280DEB28A253C9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30T11:19:56.172000000</dc:date>
    <meta:editing-duration>PT6M56S</meta:editing-duration>
    <meta:editing-cycles>1</meta:editing-cycles>
    <meta:document-statistic meta:object-count="3"/>
    <meta:generator>LibreOffice/7.1.2.2$Windows_X86_64 LibreOffice_project/8a45595d069ef5570103caea1b71cc9d82b2aae4</meta:generator>
  </office:meta>
</office:document-meta>
</file>